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cm" svg:stroke-color="#000000" draw:marker-start-width="0.387cm" draw:marker-end-width="0.387cm" draw:fill="gradient" draw:fill-color="#fca426" draw:fill-gradient-name="Gradient_20_8" draw:gradient-step-count="12" draw:textarea-horizontal-align="justify" draw:textarea-vertical-align="middle" draw:auto-grow-height="false" fo:min-height="1.626cm" fo:min-width="1.376cm" fo:padding-top="0.164cm" fo:padding-bottom="0.164cm" fo:padding-left="0.289cm" fo:padding-right="0.289cm"/>
    </style:style>
    <style:style style:name="gr2" style:family="graphic" style:parent-style-name="standard">
      <style:graphic-properties svg:stroke-width="0.08cm" svg:stroke-color="#000000" draw:marker-start-width="0.387cm" draw:marker-end-width="0.387cm" draw:fill="none" draw:fill-color="#e24329" draw:textarea-horizontal-align="justify" draw:textarea-vertical-align="middle" draw:auto-grow-height="false" fo:min-height="0.566cm" fo:min-width="0.316cm" fo:padding-top="0.164cm" fo:padding-bottom="0.164cm" fo:padding-left="0.289cm" fo:padding-right="0.289cm"/>
    </style:style>
    <style:style style:name="gr3" style:family="graphic" style:parent-style-name="standard">
      <style:graphic-properties svg:stroke-width="0.08cm" svg:stroke-color="#000000" draw:marker-start-width="0.387cm" draw:marker-end-width="0.387cm" draw:fill="none" draw:textarea-horizontal-align="justify" draw:textarea-vertical-align="middle" draw:auto-grow-height="false" fo:min-height="0cm" fo:min-width="0cm" fo:padding-top="0.164cm" fo:padding-bottom="0.164cm" fo:padding-left="0.289cm" fo:padding-right="0.289cm" draw:shadow="hidden"/>
    </style:style>
    <style:style style:name="gr4" style:family="graphic" style:parent-style-name="Object_20_without_20_fill_5f_1">
      <style:graphic-properties svg:stroke-width="0.08cm" svg:stroke-color="#000000" draw:marker-start-width="0.387cm" draw:marker-end-width="0.387cm" svg:stroke-linecap="round" draw:fill="none" draw:textarea-vertical-align="middle" fo:padding-top="0.164cm" fo:padding-bottom="0.164cm" fo:padding-left="0.289cm" fo:padding-right="0.289cm"/>
    </style:style>
    <style:style style:name="P1" style:family="paragraph">
      <loext:graphic-properties draw:fill="gradient" draw:fill-color="#fca426" draw:fill-gradient-name="Gradient_20_8" draw:gradient-step-count="12"/>
      <style:paragraph-properties fo:text-align="center"/>
    </style:style>
    <style:style style:name="P2" style:family="paragraph">
      <loext:graphic-properties draw:fill="none" draw:fill-color="#e24329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.7cm" svg:height="2.7cm" draw:transform="rotate (-1.5707963267949) translate (3.8cm 1.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2cm" svg:height="1.2cm" draw:transform="rotate (-1.5707963267949) translate (3.049cm 1.8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3" draw:text-style-name="P3" draw:layer="layout" svg:width="0.2cm" svg:height="0.2cm" draw:transform="rotate (-1.5707963267949) translate (2.55cm 3.454cm)" svg:viewBox="0 0 201 201" svg:d="M99 0c56 0 100 43 100 99s-44 100-100 100-99-44-99-100 43-99 99-99zM0 0zM201 201z">
          <text:p/>
        </draw:path>
        <draw:path draw:style-name="gr3" draw:text-style-name="P3" draw:layer="layout" svg:width="0.2cm" svg:height="0.2cm" draw:transform="rotate (-1.5707963267949) translate (2.549cm 1.255cm)" svg:viewBox="0 0 201 201" svg:d="M99 0c56 0 100 43 100 99s-44 100-100 100-99-44-99-100 43-99 99-99zM0 0zM201 201z">
          <text:p/>
        </draw:path>
        <draw:path draw:style-name="gr4" draw:text-style-name="P3" draw:layer="layout" svg:width="0.399cm" svg:height="0cm" draw:transform="rotate (-1.5707963267949) translate (2.449cm 1.45501096612692cm)" svg:viewBox="0 0 400 0" svg:d="M400 0c-133 0-267 0-400 0">
          <text:p/>
        </draw:path>
        <draw:path draw:style-name="gr4" draw:text-style-name="P3" draw:layer="layout" svg:width="0.399cm" svg:height="0.001cm" draw:transform="skewX (-0.0200712863979348) rotate (-1.5707963267949) translate (2.4510471784116cm 3.0549689240455cm)" svg:viewBox="0 0 400 2" svg:d="M400 0c-133 1-267 1-400 2">
          <text:p/>
        </draw:path>
        <draw:path draw:style-name="gr4" draw:text-style-name="P3" draw:layer="layout" svg:width="0.878cm" svg:height="0.3cm" draw:transform="skewX (-0.900066295253476) translate (1.770257926026cm 2.25467524192559cm)" svg:viewBox="0 0 879 301" svg:d="M0 301c292-100 586-201 879-301">
          <text:p/>
        </draw:path>
        <draw:path draw:style-name="gr4" draw:text-style-name="P3" draw:layer="layout" svg:width="0cm" svg:height="0.299cm" svg:x="2.649cm" svg:y="2.255cm" svg:viewBox="0 0 0 300" svg:d="M0 300c0-100 0-200 0-300">
          <text:p/>
        </draw:path>
        <draw:path draw:style-name="gr4" draw:text-style-name="P3" draw:layer="layout" svg:width="0.099cm" svg:height="0cm" svg:x="2.649cm" svg:y="2.555cm" svg:viewBox="0 0 100 0" svg:d="M0 0c33 0 67 0 100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linear" draw:start-color="#fca426" draw:end-color="#e2432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7:52:06.106669178</meta:creation-date>
    <dc:date>2018-12-08T18:01:00.889762527</dc:date>
    <meta:editing-duration>PT2M51S</meta:editing-duration>
    <meta:editing-cycles>2</meta:editing-cycles>
    <meta:generator>LibreOffice/6.0.6.2$Linux_X86_64 LibreOffice_project/00m0$Build-2</meta:generator>
    <meta:document-statistic meta:object-count="9"/>
  </office:meta>
</office:document-meta>
</file>